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Ejercicio 1 Carlos Cid</text:p>
      <text:p text:style-name="Standard">Dadas las siguientes tablas:</text:p>
      <text:p text:style-name="Standard">● LIBRO (codigo, autor, titulo, editor, clase, prestado)</text:p>
      <text:p text:style-name="Standard">● USUARIO (secuencia, nombre, dirección, fecha_ingreso)</text:p>
      <text:p text:style-name="Standard">● CLASE (clave, tiempo_de_prestamo)</text:p>
      <text:p text:style-name="Standard">● PRESTAMO (codigo, secuencia, fecha_inicio)</text:p>
      <text:p text:style-name="Standard">Con las siguientes claves foráneas:</text:p>
      <text:p text:style-name="Standard">➢ Libro.clase -&gt; CLASE</text:p>
      <text:p text:style-name="Standard">➢ Prestamo.codigo -&gt; LIBRO</text:p>
      <text:p text:style-name="Standard">➢ Prestamo.secuencia -&gt; USUARIO</text:p>
      <text:p text:style-name="Standard">Y las siguientes restricciones:</text:p>
      <text:p text:style-name="Standard">➢ Prestado debe tomar por defecto el valor 1</text:p>
      <text:p text:style-name="Standard">➢ fecha_ingreso es un campo obligatorio</text:p>
      <text:p text:style-name="Standard">Se pide:</text:p>
      <text:p text:style-name="Standard">a) Crear las tablas y determinar los tipos de datos.</text:p>
      <text:p text:style-name="Standard">*/</text:p>
      <text:p text:style-name="Standard">CREATE DATABASE [IF NOT EXISTS] biblioteca CHARSET utf8;</text:p>
      <text:p text:style-name="Standard">USE biblioteca;</text:p>
      <text:p text:style-name="Standard">CREATE TABLE libro(</text:p>
      <text:p text:style-name="Standard">codigo INT UNSIGNED AUTO_INCREMENT NOT NULL,</text:p>
      <text:p text:style-name="Standard">autor VARCHAR(50) NOT NULL,</text:p>
      <text:p text:style-name="Standard">titulo VARCHAR(50) NOT NULL,</text:p>
      <text:p text:style-name="Standard">editor VARCHAR(50) NOT NULL,</text:p>
      <text:p text:style-name="Standard">clase INT UNSIGNED,</text:p>
      <text:p text:style-name="Standard">prestado BOOLEAN NOT NULL DEFAULT 1,</text:p>
      <text:p text:style-name="Standard">CONSTRAINT pk_libro PRIMARY KEY (codigo),</text:p>
      <text:p text:style-name="Standard">CONSTRAINT fk_libro_clase FOREIGN KEY (clase) REFERENCES clase(clave)</text:p>
      <text:p text:style-name="Standard">ON DELETE SET NULL</text:p>
      <text:p text:style-name="Standard">ON UPDATE CASCADE</text:p>
      <text:p text:style-name="Standard">);</text:p>
      <text:p text:style-name="Standard">CREATE TABLE usuario(</text:p>
      <text:p text:style-name="Standard">    secuencia INT UNSIGNED AUTO_INCREMENT NOT NULL,</text:p>
      <text:p text:style-name="Standard">    nombre VARCHAR(50) NOT NULL,</text:p>
      <text:p text:style-name="Standard">    direccion VARCHAR(100) NOT NULL,</text:p>
      <text:p text:style-name="Standard">    fecha_ingreso DATE NOT NULL,</text:p>
      <text:p text:style-name="Standard">    CONSTRAINT pk_usuario PRIMARY KEY (secuencia)</text:p>
      <text:p text:style-name="Standard">);</text:p>
      <text:p text:style-name="Standard">CREATE TABLE clase(</text:p>
      <text:p text:style-name="Standard">    clave INT UNSIGNED AUTO_INCREMENT NOT NULL,</text:p>
      <text:p text:style-name="Standard">    tiempo_de_prestamo INT UNSIGNED NOT NULL,</text:p>
      <text:p text:style-name="Standard">    CONSTRAINT pk_clase PRIMARY KEY (clave)</text:p>
      <text:p text:style-name="Standard">);</text:p>
      <text:p text:style-name="Standard">CREATE TABLE prestamo(</text:p>
      <text:p text:style-name="Standard">    codigo INT UNSIGNED NOT NULL,</text:p>
      <text:p text:style-name="Standard">    secuencia INT UNSIGNED NOT NULL,</text:p>
      <text:p text:style-name="Standard">    fecha_inicio DATE NOT NULL,</text:p>
      <text:p text:style-name="Standard">    CONSTRAINT pk_prestamo PRIMARY KEY (codigo, secuencia, fecha_inicio),</text:p>
      <text:p text:style-name="Standard">    CONSTRAINT fk_prestamo_libro FOREIGN KEY (codigo) REFERENCES libro(codigo)</text:p>
      <text:p text:style-name="Standard">    ON DELETE CASCADE</text:p>
      <text:p text:style-name="Standard">    ON UPDATE CASCADE,</text:p>
      <text:p text:style-name="Standard">    CONSTRAINT fk_prestamo_usuario FOREIGN KEY (secuencia) REFERENCES usuario(secuencia)</text:p>
      <text:p text:style-name="Standard"><text:soft-page-break/>    ON DELETE CASCADE</text:p>
      <text:p text:style-name="Standard">    ON UPDATE CASCADE</text:p>
      <text:p text:style-name="Standard">);</text:p>
      <text:p text:style-name="Standard">/* Ejercicio 2 Carlos Cid</text:p>
      <text:p text:style-name="Standard">La liga de fútbol de Extremadura quiere diseñar un sistema de gestión que les permita</text:p>
      <text:p text:style-name="Standard">almacenar la información de equipos, jugadores, partidos y estadísticas.</text:p>
      <text:p text:style-name="Standard">Se nos proporciona las siguientes tablas:</text:p>
      <text:p text:style-name="Standard">Realizar el diseño físico usando SQL.</text:p>
      <text:p text:style-name="Standard">*/</text:p>
      <text:p text:style-name="Standard">CREATE DATABASE [IF NOT EXISTS] liga CHARSET utf8;</text:p>
      <text:p text:style-name="Standard">USE liga;</text:p>
      <text:p text:style-name="Standard">CREATE TABLE equipo(</text:p>
      <text:p text:style-name="Standard">    nombre VARCHAR(50) NOT NULL,</text:p>
      <text:p text:style-name="Standard">    ciudad VARCHAR(50) DEFAULT NULL,</text:p>
      <text:p text:style-name="Standard">    conferencia VARCHAR(15) DEFAULT NULL,</text:p>
      <text:p text:style-name="Standard">    division VARCHAR(30) DEFAULT NULL,</text:p>
      <text:p text:style-name="Standard">    CONSTRAINT pk_equipo PRIMARY KEY (nombre)</text:p>
      <text:p text:style-name="Standard">);</text:p>
      <text:p text:style-name="Standard">CREATE TABLE jugador(</text:p>
      <text:p text:style-name="Standard">    codigo INT UNSIGNED AUTO_INCREMENT NOT NULL,</text:p>
      <text:p text:style-name="Standard">    nombre VARCHAR(50) DEFAULT NULL,</text:p>
      <text:p text:style-name="Standard">    procedencia VARCHAR(50) DEFAULT NULL,</text:p>
      <text:p text:style-name="Standard">    altura VARCHAR(15) DEFAULT NULL,</text:p>
      <text:p text:style-name="Standard">    peso INT UNSIGNED DEFAULT NULL,</text:p>
      <text:p text:style-name="Standard">    posicion VARCHAR(15) DEFAULT NULL,</text:p>
      <text:p text:style-name="Standard">    nombre_equipo VARCHAR(50) DEFAULT NULL,</text:p>
      <text:p text:style-name="Standard">    CONSTRAINT pk_jugador PRIMARY KEY (codigo),</text:p>
      <text:p text:style-name="Standard">    CONSTRAINT fk_jugador_equipo FOREIGN KEY (nombre_equipo) REFERENCES equipo(nombre)</text:p>
      <text:p text:style-name="Standard">    ON DELETE SET NULL</text:p>
      <text:p text:style-name="Standard">    ON UPDATE CASCADE</text:p>
      <text:p text:style-name="Standard">);</text:p>
      <text:p text:style-name="Standard">CREATE TABLE partido(</text:p>
      <text:p text:style-name="Standard">    codigo INT UNSIGNED AUTO_INCREMENT NOT NULL,</text:p>
      <text:p text:style-name="Standard">    equipo_local VARCHAR(50) DEFAULT NULL,</text:p>
      <text:p text:style-name="Standard">    equipo_visitante VARCHAR(50) DEFAULT NULL,</text:p>
      <text:p text:style-name="Standard">    puntos_local INT DEFAULT NULL,</text:p>
      <text:p text:style-name="Standard">    puntos_visitante INT DEFAULT NULL,</text:p>
      <text:p text:style-name="Standard">    temporada VARCHAR(15) DEFAULT NULL,</text:p>
      <text:p text:style-name="Standard">    CONSTRAINT pk_partido PRIMARY KEY (codigo),</text:p>
      <text:p text:style-name="Standard">    CONSTRAINT fk_partido_local FOREIGN KEY (equipo_local) REFERENCES equipo(nombre)</text:p>
      <text:p text:style-name="Standard">    ON DELETE SET NULL</text:p>
      <text:p text:style-name="Standard">    ON UPDATE CASCADE,</text:p>
      <text:p text:style-name="Standard">    CONSTRAINT fk_partido_visitante FOREIGN KEY (equipo_visitante) REFERENCES equipo(nombre) </text:p>
      <text:p text:style-name="Standard">    ON DELETE SET NULL</text:p>
      <text:p text:style-name="Standard">    ON UPDATE CASCADE</text:p>
      <text:p text:style-name="Standard">);</text:p>
      <text:p text:style-name="Standard">CREATE TABLE estadistica(</text:p>
      <text:p text:style-name="Standard">    temporada VARCHAR(15) NOT NULL,</text:p>
      <text:p text:style-name="Standard">    jugador INT UNSIGNED NOT NULL,</text:p>
      <text:p text:style-name="Standard"><text:soft-page-break/>    puntos_por_partido DOUBLE DEFAULT NULL,</text:p>
      <text:p text:style-name="Standard">    asistencias_por_partido DOUBLE DEFAULT NULL,</text:p>
      <text:p text:style-name="Standard">    tapones_por_partido DOUBLE DEFAULT NULL,</text:p>
      <text:p text:style-name="Standard">    rebotes_por_partido DOUBLE DEFAULT NULL,</text:p>
      <text:p text:style-name="Standard">    CONSTRAINT pk_estadistica PRIMARY KEY (temporada, jugador),</text:p>
      <text:p text:style-name="Standard">    ON DELETE CASCADE</text:p>
      <text:p text:style-name="Standard">    ON UPDATE CASCADE</text:p>
      <text:p text:style-name="Standard">);</text:p>
      <text:p text:style-name="Standard">/* Ejercicio 3 Carlos Cid</text:p>
      <text:p text:style-name="Standard">BASE DE DATOS COLECCIÓN PELICULAS </text:p>
      <text:p text:style-name="Standard">Crear la base de datos COLECCIONPELICULAS con las siguientes tablas: </text:p>
      <text:p text:style-name="Standard">● GENERO (Genero, Descripcion) </text:p>
      <text:p text:style-name="Standard">● PELICULA (Codigo, Titulo, Director, Anio, Genero) </text:p>
      <text:p text:style-name="Standard">● DIRECTOR (Nombre, LugarNacimiento, FechaNacimiento) </text:p>
      <text:p text:style-name="Standard">● ACTOR (Nombre, LugarNacimiento, FechaNacimiento, Sexo, Edad) </text:p>
      <text:p text:style-name="Standard">● ACTOR_PELICULA (Pelicula, Actor, Personaje)</text:p>
      <text:p text:style-name="Standard">*/</text:p>
      <text:p text:style-name="Standard">CREATE DATABASE [IF NOT EXISTS] coleccionpeliculas CHARSET utf8;</text:p>
      <text:p text:style-name="Standard">USE coleccionpeliculas;</text:p>
      <text:p text:style-name="Standard">CREATE TABLE genero(</text:p>
      <text:p text:style-name="Standard">    genero VARCHAR(50) NOT NULL,</text:p>
      <text:p text:style-name="Standard">    descripcion VARCHAR(255) NOT NULL,</text:p>
      <text:p text:style-name="Standard">    CONSTRAINT pk_genero PRIMARY KEY (genero)</text:p>
      <text:p text:style-name="Standard">);</text:p>
      <text:p text:style-name="Standard">CREATE TABLE director(</text:p>
      <text:p text:style-name="Standard">    nombre VARCHAR(50) NOT NULL,</text:p>
      <text:p text:style-name="Standard">    lugar_nacimiento VARCHAR(100) DEFAULT NULL,</text:p>
      <text:p text:style-name="Standard">    fecha_nacimiento DATE DEFAULT NULL,</text:p>
      <text:p text:style-name="Standard">    CONSTRAINT pk_director PRIMARY KEY (nombre)</text:p>
      <text:p text:style-name="Standard">);</text:p>
      <text:p text:style-name="Standard">CREATE TABLE pelicula(</text:p>
      <text:p text:style-name="Standard">    codigo INT UNSIGNED AUTO_INCREMENT NOT NULL,</text:p>
      <text:p text:style-name="Standard">    titulo VARCHAR(100) NOT NULL,</text:p>
      <text:p text:style-name="Standard">    director VARCHAR(50) NOT NULL,</text:p>
      <text:p text:style-name="Standard">    año YEAR DEFAULT NULL,</text:p>
      <text:p text:style-name="Standard">    genero VARCHAR(50) DEFAULT NULL,</text:p>
      <text:p text:style-name="Standard">    CONSTRAINT pk_pelicula PRIMARY KEY (codigo),</text:p>
      <text:p text:style-name="Standard">    CONSTRAINT fk_pelicula_director FOREIGN KEY (director) REFERENCES director(nombre)</text:p>
      <text:p text:style-name="Standard">    ON DELETE CASCADE</text:p>
      <text:p text:style-name="Standard">    ON UPDATE CASCADE,</text:p>
      <text:p text:style-name="Standard">    CONSTRAINT fk_pelicula_genero FOREIGN KEY (genero) REFERENCES genero(genero)</text:p>
      <text:p text:style-name="Standard">    ON DELETE SET NULL</text:p>
      <text:p text:style-name="Standard">    ON UPDATE CASCADE</text:p>
      <text:p text:style-name="Standard">);</text:p>
      <text:p text:style-name="Standard">CREATE TABLE actor(</text:p>
      <text:p text:style-name="Standard">    nombre VARCHAR(50) NOT NULL,</text:p>
      <text:p text:style-name="Standard">    lugar_nacimiento VARCHAR(100) DEFAULT NULL,</text:p>
      <text:p text:style-name="Standard">    fecha_nacimiento DATE DEFAULT NULL,</text:p>
      <text:p text:style-name="Standard">    sexo ENUM('M','V') NOT NULL,</text:p>
      <text:p text:style-name="Standard">    edad INT UNSIGNED DEFAULT NULL,</text:p>
      <text:p text:style-name="Standard">    CONSTRAINT pk_actor PRIMARY KEY (nombre)</text:p>
      <text:p text:style-name="Standard"><text:soft-page-break/>);</text:p>
      <text:p text:style-name="Standard">CREATE TABLE actor_pelicula(</text:p>
      <text:p text:style-name="Standard">    pelicula INT UNSIGNED NOT NULL,</text:p>
      <text:p text:style-name="Standard">    actor VARCHAR(50) NOT NULL,</text:p>
      <text:p text:style-name="Standard">    personaje VARCHAR(100) NOT NULL,</text:p>
      <text:p text:style-name="Standard">    CONSTRAINT pk_actor_pelicula PRIMARY KEY (pelicula, actor),</text:p>
      <text:p text:style-name="Standard">    CONSTRAINT fk_actor_pelicula_pelicula FOREIGN KEY (pelicula) REFERENCES pelicula(codigo)</text:p>
      <text:p text:style-name="Standard">    ON DELETE CASCADE</text:p>
      <text:p text:style-name="Standard">    ON UPDATE CASCADE,</text:p>
      <text:p text:style-name="Standard">    CONSTRAINT fk_actor_pelicula_actor FOREIGN KEY (actor) REFERENCES actor(nombre)</text:p>
      <text:p text:style-name="Standard">    ON DELETE CASCADE</text:p>
      <text:p text:style-name="Standard">    ON UPDATE CASCADE</text:p>
      <text:p text:style-name="Standard">)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6:28:39.190813800</meta:creation-date>
    <dc:date>2026-01-21T16:29:31.610995000</dc:date>
    <meta:editing-duration>PT52S</meta:editing-duration>
    <meta:editing-cycles>1</meta:editing-cycles>
    <meta:document-statistic meta:table-count="0" meta:image-count="0" meta:object-count="0" meta:page-count="4" meta:paragraph-count="164" meta:word-count="708" meta:character-count="5745" meta:non-whitespace-character-count="4830"/>
    <meta:generator>LibreOffice/25.8.3.2$Windows_X86_64 LibreOffice_project/8ca8d55c161d602844f5428fa4b58097424e324e</meta:generator>
  </office:meta>
</office:document-meta>
</file>